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NATURAL REVELATION (19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NATURAL REVELATION (19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ere is this revelation? (19:1-2, 4-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o sees this revelation? (19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9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NATURAL REVELATION (19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SUPERNATURAL REVELATION (19:7-14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SUPERNATURAL REVELATION (19:7-14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David describes God's Word (19:7-9).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David describes God's Word (19:7-9).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it is (19:7-9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at it does (19:7-9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SUPERNATURAL REVELATION (19:7-14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David describes God's Word (19:7-9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David desires God's Word (19:10-14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David desires God's Word (19:10-14).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How he views it (19:10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Why he values it (19:11-14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SUPERNATURAL REVELATION (19:7-14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David describes God's Word (19:7-9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David desires God's Word (19:10-14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PSALM 19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NATURAL REVELATION (19:1-6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SUPERNATURAL REVELATION (19:7-14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9 </dc:title>
    <meta:initial-creator>David STRICKLAND</meta:initial-creator>
    <dc:creator>David STRICKLAND</dc:creator>
    <meta:creation-date>2020-02-23T23:18:31Z</meta:creation-date>
    <dc:date>2020-02-23T23:18:31Z</dc:date>
    <meta:template xlink:href="BibleStudy" xlink:type="simple"/>
    <meta:editing-cycles>1</meta:editing-cycles>
    <meta:editing-duration>PT0S</meta:editing-duration>
    <meta:document-statistic meta:paragraph-count="25" meta:word-count="157"/>
  </office:meta>
</office:document-meta>
</file>